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  <style:style style:name="T22" style:family="text">
      <style:text-properties officeooo:rsid="010977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78"><text:text-input text:description="&lt;_(&quot;Disc.&quot;)&gt;">Disc.</text:text-input></text:p>
          </table:table-cell>
          <table:table-cell table:style-name="Table2.H1" office:value-type="string">
            <text:p text:style-name="P7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3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1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4"><text:span text:style-name="T19">[</text:span>%<text:span text:style-name="T19">]</text:span></text:p>
          </table:table-cell>
          <table:table-cell table:style-name="Table2.H2" office:value-type="string">
            <text:p text:style-name="P63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3"><text:text-input text:description="&lt;_(&quot;TOTAL DISCOUNT&quot;)&gt;">TOTAL DISCOUNT</text:text-input>:</text:p>
            <text:p text:style-name="P74"><text:span text:style-name="T22"><text:text-input text:description="&lt;_(&quot;TOTAL WITH DISCOUNT&quot;)&gt;">TOTAL WITH DISCOUNT</text:text-input></text:span>:</text:p>
            <text:p text:style-name="P75"><text:span text:style-name="T1"><text:text-input text:description="&lt;_(&quot;VAT&quot;)&gt;">VAT</text:text-input></text:span>:</text:p>
            <text:p text:style-name="P73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6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6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7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7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'Exchange rate'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2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5:22:05.096091069</dc:date>
    <meta:editing-duration>P1DT16H32M50S</meta:editing-duration>
    <meta:editing-cycles>242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19" meta:character-count="1396" meta:non-whitespace-character-count="1312"/>
  </office:meta>
</office:document-meta>
</file>